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nner With the King - naturalbornderpy</text:p>
      <text:p text:style-name="P1"/>
      <text:p text:style-name="P1">Czy można napisać opowiadanie, które nie wykracza poza kanon i jednocześnie jest wypełnionym grozą horrorem psychologicznym? Naturalbornderpy udowadnia, że można. Wystarczy wziąć Sombrę, o którym wiemy, że stworzył imperium mroczne niczym Związek Radziecki pod rządami Stalina i żywi się strachem poddanych. </text:p>
      <text:p text:style-name="P1">Akcja rozpoczyna się tajemniczo, choć dość niewinnie. Dowiadujemy się, że król wprowadził nowy zwyczaj: Raz w miesiącu zaprasza sześciu losowo wybranych poddanych na obiad. Haczyk jest taki, że za każdym razem z uczty wraca tylko jeden z gości. Ci, którym udaje się powrócić, sprawiają wrażenie wypalonych psychicznie i nie chcą powiedzieć ani słowa o tym, co dzieje się w zamku.</text:p>
      <text:p text:style-name="P1">W tym miejscu czytelnik poznaje pegaza, któremu przypada zaszczyt uczestnictwa w następnym obiadku, jako gość numer 5. Przy tej okazji ukazane są również warunki panujące w królestwie Sombry: bohater mieszka w wielokucykowej sali w jakimś większym budynku, w której do swojej dyspozycji ma jedynie pryczę. Okazuje się także, że regularnie cierpi on głód, co zresztą skłania go do konstatacji, że niezależnie od tego, jakie koszmary na niego czekają, to może chociaż po raz pierwszy w życiu zje dobry obiad.</text:p>
      <text:p text:style-name="P1">Dalej następuje niestety mocno przeciągnięty opis podróży więźniarką do zamku. Trzeba przyznać, że autor umiejętnie buduje nastrój pełnego rezygnacji oczekiwania na to, co nieuniknione i bohatera, który jest przerażony, ale nie zdesperowany. Warto jednak wykazać się cierpliwością, bo od momentu, w którym Sombra ujawnia swoim gościom, co dla nich przygotował, fanfik nabiera smaku.</text:p>
      <text:p text:style-name="P1">Szóstka kucyków zostaje postawiona w sytuacji, w której dla każdego z nich śmierć jest niemal pewna, a przeżycie, jeśli wierzyć temu, czego dowiadują się od Sombry, jest kwestią szczęścia. Fanfik eksploruje różne rodzaje strachu i czyni to naprawdę dobrze. Każdy z szóstki kucyków reaguje inaczej: mamy więc rezygnację, desperacki opór, zwykłą panikę, a także strach kontrolowany i połączony z gotowością do poświęcenia się dla innych. Tak więc określenie tego opowiadania mianem horroru psychologicznego nie jest ani trochę na wyrost. Wrażenie robi to, jak dobrze w fanfiku oddane są stany emocjonalne bohaterów i sposób, w jaki oddaje on nastrój beznadziei. </text:p>
      <text:p text:style-name="P1">Fabuła jest przewidywalna, ale nie jest to wadą. Wręcz przeciwnie, obawiałem się, że autor pominie którąś z możliwych sytuacji, w jakich znaleźli się ucztujący, działań, ale tak się nie stało. Dokładniej, została pominięta jedna opcja, która - biorąc pod uwagę kondycję psychiczną gości Sombry - i tak byłaby niemożliwa. </text:p>
      <text:p text:style-name="P1">Krótko mówiąc – poleca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390" meta:character-count="2619" meta:non-whitespace-character-count="2233"/>
    <meta:generator>LibreOfficeDev/5.1.0.3$Linux_X86_64 LibreOffice_project/</meta:generator>
  </office:meta>
</office:document-meta>
</file>